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officeooo:paragraph-rsid="0074267b"/>
    </style:style>
    <style:style style:name="P2" style:family="paragraph" style:parent-style-name="Text_20_body">
      <style:text-properties style:font-name="Calibri" officeooo:paragraph-rsid="009a4a4e"/>
    </style:style>
    <style:style style:name="P3" style:family="paragraph" style:parent-style-name="Text_20_body">
      <style:text-properties style:font-name="Calibri" officeooo:paragraph-rsid="00802c81"/>
    </style:style>
    <style:style style:name="P4" style:family="paragraph" style:parent-style-name="Text_20_body">
      <style:text-properties style:font-name="Calibri" officeooo:paragraph-rsid="0040f457"/>
    </style:style>
    <style:style style:name="P5" style:family="paragraph" style:parent-style-name="Text_20_body">
      <style:text-properties style:font-name="Calibri" officeooo:paragraph-rsid="0085fd9e"/>
    </style:style>
    <style:style style:name="P6" style:family="paragraph" style:parent-style-name="Text_20_body">
      <style:text-properties style:font-name="Calibri" officeooo:paragraph-rsid="008781da"/>
    </style:style>
    <style:style style:name="P7" style:family="paragraph" style:parent-style-name="Text_20_body">
      <style:text-properties style:font-name="Calibri" fo:font-size="12pt" style:text-underline-style="none" fo:font-weight="bold" officeooo:rsid="00c2f6b3" officeooo:paragraph-rsid="00c41438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Calibri" fo:font-size="12pt" fo:font-style="italic" style:text-underline-style="none" fo:font-weight="normal" officeooo:rsid="00bb7227" officeooo:paragraph-rsid="00bb722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text-properties style:font-name="Calibri" fo:font-size="12pt" fo:font-style="italic" style:text-underline-style="none" fo:font-weight="normal" officeooo:rsid="00c62f5e" officeooo:paragraph-rsid="00c62f5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text-properties officeooo:paragraph-rsid="00bc8b2a"/>
    </style:style>
    <style:style style:name="P11" style:family="paragraph" style:parent-style-name="Text_20_body">
      <style:text-properties style:font-name="Calibri" fo:font-size="12pt" style:text-underline-style="none" fo:font-weight="bold" officeooo:rsid="00c97758" officeooo:paragraph-rsid="00d0bbb9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Calibri" fo:font-size="12pt" fo:font-style="italic" style:text-underline-style="none" fo:font-weight="normal" officeooo:rsid="00bc8b2a" officeooo:paragraph-rsid="00bc8b2a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text-properties style:font-name="Calibri" fo:font-size="12pt" fo:font-style="italic" style:text-underline-style="none" fo:font-weight="normal" officeooo:rsid="00404d7a" officeooo:paragraph-rsid="007b2224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text-properties style:font-name="Calibri" fo:font-size="12pt" fo:font-style="italic" style:text-underline-style="none" fo:font-weight="normal" officeooo:rsid="00bfec6e" officeooo:paragraph-rsid="00bfec6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>
      <style:text-properties style:font-name="Calibri" fo:font-size="12pt" fo:font-style="italic" style:text-underline-style="none" fo:font-weight="normal" officeooo:rsid="00bf1ec0" officeooo:paragraph-rsid="00bf1ec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>
      <style:text-properties style:font-name="Calibri" fo:font-size="12pt" fo:font-style="italic" style:text-underline-style="none" fo:font-weight="normal" officeooo:rsid="00c73431" officeooo:paragraph-rsid="00c73431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text-properties style:font-name="Calibri" fo:font-size="12pt" fo:font-style="italic" style:text-underline-style="none" fo:font-weight="bold" officeooo:rsid="00da46ff" officeooo:paragraph-rsid="00da46ff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>
      <style:text-properties style:font-name="Calibri" fo:font-size="12pt" fo:font-style="italic" style:text-underline-style="none" fo:font-weight="bold" officeooo:rsid="00e172fc" officeooo:paragraph-rsid="00e1fad5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Text_20_body">
      <style:text-properties officeooo:paragraph-rsid="00b93590"/>
    </style:style>
    <style:style style:name="P20" style:family="paragraph" style:parent-style-name="Text_20_body">
      <style:text-properties officeooo:paragraph-rsid="00cef9ea"/>
    </style:style>
    <style:style style:name="P21" style:family="paragraph" style:parent-style-name="Title">
      <style:text-properties officeooo:paragraph-rsid="003b7ba0"/>
    </style:style>
    <style:style style:name="T1" style:family="text">
      <style:text-properties fo:font-size="12pt" style:text-underline-style="none" fo:font-weight="normal" officeooo:rsid="002d8ae2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404d7a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4eab59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586458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40f457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74267b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7a1522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7b357b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7dfc94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802c81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7e83c5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810142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82c81e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85fd9e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946dcd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95aa5b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9dad00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9ef8f8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8781da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9f956b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a26ee9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a526ef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none" fo:font-weight="bold" officeooo:rsid="0085fd9e" style:font-size-asian="12pt" style:font-weight-asian="bold" style:font-size-complex="12pt" style:font-weight-complex="bold"/>
    </style:style>
    <style:style style:name="T24" style:family="text">
      <style:text-properties fo:font-size="12pt" style:text-underline-style="none" fo:font-weight="bold" officeooo:rsid="00a26ee9" style:font-size-asian="12pt" style:font-weight-asian="bold" style:font-size-complex="12pt" style:font-weight-complex="bold"/>
    </style:style>
    <style:style style:name="T25" style:family="text">
      <style:text-properties fo:font-size="12pt" fo:font-style="italic" style:text-underline-style="none" fo:font-weight="normal" officeooo:rsid="00c22bed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3465a4" loext:opacity="100%" style:font-name="Calibri" fo:font-size="11pt" style:text-underline-style="solid" style:text-underline-width="auto" style:text-underline-color="font-color" officeooo:rsid="000cc793" fo:background-color="transparent" loext:char-shading-value="0" style:font-size-asian="11pt" style:font-size-complex="11pt"/>
    </style:style>
    <style:style style:name="T27" style:family="text">
      <style:text-properties fo:color="#3465a4" loext:opacity="100%" style:font-name="Calibri" fo:font-size="11pt" style:text-underline-style="solid" style:text-underline-width="auto" style:text-underline-color="font-color" officeooo:rsid="00403f45" fo:background-color="transparent" loext:char-shading-value="0" style:font-size-asian="11pt" style:font-size-complex="11pt"/>
    </style:style>
    <style:style style:name="T28" style:family="text">
      <style:text-properties fo:color="#3465a4" loext:opacity="100%" style:font-name="Calibri" fo:font-size="11pt" style:text-underline-style="solid" style:text-underline-width="auto" style:text-underline-color="font-color" fo:font-weight="bold" officeooo:rsid="004b0992" fo:background-color="transparent" loext:char-shading-value="0" style:font-name-asian="Noto Sans CJK SC" style:font-size-asian="11pt" style:font-weight-asian="bold" style:font-name-complex="Lohit Devanagari" style:font-size-complex="11pt" style:font-weight-complex="bold"/>
    </style:style>
    <style:style style:name="T29" style:family="text">
      <style:text-properties style:font-name="Calibri" fo:font-size="12pt" style:text-underline-style="none" fo:font-weight="normal" officeooo:rsid="0084a66a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58b0ea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bold" officeooo:rsid="00c96b67" style:font-size-asian="12pt" style:font-weight-asian="bold" style:font-size-complex="12pt" style:font-weight-complex="bold"/>
    </style:style>
    <style:style style:name="T32" style:family="text">
      <style:text-properties style:font-name="Calibri" fo:font-size="12pt" style:text-underline-style="none" fo:font-weight="bold" officeooo:rsid="00b93590" style:font-size-asian="12pt" style:font-weight-asian="bold" style:font-size-complex="12pt" style:font-weight-complex="bold"/>
    </style:style>
    <style:style style:name="T33" style:family="text">
      <style:text-properties style:font-name="Calibri" fo:font-size="12pt" style:text-underline-style="none" fo:font-weight="bold" officeooo:rsid="00c97758" style:font-size-asian="12pt" style:font-weight-asian="bold" style:font-size-complex="12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babfc8"/>
    </style:style>
    <style:style style:name="T36" style:family="text">
      <style:text-properties officeooo:rsid="00bce9f5"/>
    </style:style>
    <style:style style:name="T37" style:family="text">
      <style:text-properties officeooo:rsid="00d124f5"/>
    </style:style>
    <style:style style:name="T38" style:family="text">
      <style:text-properties officeooo:rsid="00d22d7b"/>
    </style:style>
    <style:style style:name="T39" style:family="text">
      <style:text-properties officeooo:rsid="00db285e"/>
    </style:style>
    <style:style style:name="T40" style:family="text">
      <style:text-properties officeooo:rsid="00e1f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6">Activité </text:span><text:span text:style-name="T27">4 : </text:span><text:span text:style-name="T28">Dispositifs de protection</text:span></text:p>
      <text:p text:style-name="P20"><text:span text:style-name="T33">Un élève pour lire le contexte ; </text:span></text:p>
      <text:p text:style-name="P11">.. le doc1 ; .. le doc2 <text:span text:style-name="T37">puis montrer le tableau disjoncteur </text:span><text:span text:style-name="T38">réel ;</text:span></text:p>
      <text:p text:style-name="P18">Un élève pour lire la question, <text:span text:style-name="T40">pour chaque question ;</text:span></text:p>
      <text:p text:style-name="P19"><text:span text:style-name="T31">Q</text:span><text:span text:style-name="T32">ue s’est-il passé ?</text:span></text:p>
      <text:p text:style-name="P1"><text:span text:style-name="T8">1</text:span><text:span text:style-name="T1">) </text:span><text:span text:style-name="T6">Pourquoi n’y a t-il plus d’électricité chez Lila ?</text:span></text:p>
      <text:p text:style-name="P13">L<text:span text:style-name="T35">e disjoncteur à réagi et coupé le courant, mais pourquoi ?</text:span></text:p>
      <text:p text:style-name="P7">Il y a encore du courant ? Ouvert ou fermé ? </text:p>
      <text:p text:style-name="P2"><text:span text:style-name="T7">2</text:span><text:span text:style-name="T9">) Qu’est-ce que cela signifie pour le circuit électrique qui contient le grille pain ? </text:span><text:span text:style-name="T25">Il est ouvert.</text:span></text:p>
      <text:p text:style-name="P17">C’est peut être déjà arrivé chez vous, <text:span text:style-name="T39">oui ?</text:span></text:p>
      <text:p text:style-name="P3"><text:span text:style-name="T10">3</text:span><text:span text:style-name="T11">) À ton avis, que s’est-il passé chez Lila qui a provoqué une coupure de courant </text:span><text:span text:style-name="T12">(formule tes hypothèses)</text:span><text:span text:style-name="T11">?</text:span></text:p>
      <text:p text:style-name="P9">Court circuit dans le grille pain ?</text:p>
      <text:p text:style-name="P16">Trop d’électricité (grille pain + lave linge + …)</text:p>
      <text:p text:style-name="P1"><text:span text:style-name="T12">4</text:span><text:span text:style-name="T7">) </text:span><text:span text:style-name="T3">À</text:span><text:span text:style-name="T2"> quoi sert un fusible ? Comment fonctionne t-il ?</text:span></text:p>
      <text:p text:style-name="P8">C’est un fin fil de métal qui fond si l’intensité électrique est trop élevée, <text:span text:style-name="T36">pour protéger</text:span></text:p>
      <text:p text:style-name="P4"><text:span text:style-name="T13">5</text:span><text:span text:style-name="T5">) </text:span><text:span text:style-name="T4">Pourquoi remplace t-on les fusibles par des disjoncteurs</text:span><text:span text:style-name="T5">?</text:span></text:p>
      <text:p text:style-name="P12">On peut le réutiliser...</text:p>
      <text:p text:style-name="P10"><text:span text:style-name="T29">6</text:span><text:span text:style-name="T30">) D’où vient l’expression « Les plombs ont sauté » ?</text:span></text:p>
      <text:p text:style-name="P8">Du disjoncteur qui coupe le courant dans toute une maison.</text:p>
      <text:p text:style-name="P5"><text:span text:style-name="T14">7) D’après ce que tu as appris dans </text:span><text:span text:style-name="T15">les </text:span><text:span text:style-name="T14">activité</text:span><text:span text:style-name="T16">s</text:span><text:span text:style-name="T14"> 3 et </text:span><text:span text:style-name="T15">4</text:span><text:span text:style-name="T14">, </text:span><text:span text:style-name="T23">liste</text:span><text:span text:style-name="T14"> les différents dispositifs de protection </text:span><text:span text:style-name="T17">dans </text:span><text:span text:style-name="T18">une</text:span><text:span text:style-name="T17"> maison</text:span><text:span text:style-name="T14">.</text:span></text:p>
      <text:p text:style-name="P15">Cache prise, disjoncteur, fusible</text:p>
      <text:p text:style-name="P6"><text:span text:style-name="T19">8) Pour chacun </text:span><text:span text:style-name="T20">de ces dispositifs</text:span><text:span text:style-name="T19">, </text:span><text:span text:style-name="T24">indique</text:span><text:span text:style-name="T21"> s’il </text:span><text:span text:style-name="T22">permet</text:span><text:span text:style-name="T21"> </text:span><text:span text:style-name="T22">de</text:span><text:span text:style-name="T21"> </text:span><text:span text:style-name="T19">protéger l</text:span><text:span text:style-name="T22">es</text:span><text:span text:style-name="T19"> personne</text:span><text:span text:style-name="T22">s</text:span><text:span text:style-name="T19">, </text:span><text:span text:style-name="T22">les biens ou les deux</text:span><text:span text:style-name="T19">?</text:span></text:p>
      <text:p text:style-name="P14">Cache prise : personne</text:p>
      <text:p text:style-name="P14">fusible et disjoncteur : les deu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6T01:15:44.494076089</dc:date>
    <meta:editing-duration>PT2H28M24S</meta:editing-duration>
    <meta:editing-cycles>174</meta:editing-cycles>
    <meta:generator>LibreOffice/7.0.2.2$Linux_X86_64 LibreOffice_project/00$Build-2</meta:generator>
    <dc:creator>J Cercy</dc:creator>
    <meta:document-statistic meta:table-count="0" meta:image-count="0" meta:object-count="0" meta:page-count="1" meta:paragraph-count="24" meta:word-count="250" meta:character-count="1357" meta:non-whitespace-character-count="1129"/>
  </office:meta>
</office:document-meta>
</file>